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ola mun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7T10:01:17.293533762</meta:creation-date>
    <dc:date>2021-07-07T10:02:05.357491888</dc:date>
    <meta:editing-duration>PT50S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  <meta:generator>LibreOffice/6.0.7.3$Linux_X86_64 LibreOffice_project/00m0$Build-3</meta:generator>
  </office:meta>
</office:document-meta>
</file>